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ST5Y2018.S1701_data_with_overlays_2020-09-17T18440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Percent Below Poverty</text:p>
          </table:table-cell>
        </table:table-row>
        <table:table-row table:style-name="ro1">
          <table:table-cell office:value-type="float" office:value="47157000100" calcext:value-type="float">
            <text:p>4715700010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47157000200" calcext:value-type="float">
            <text:p>4715700020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47157000300" calcext:value-type="float">
            <text:p>47157000300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47157000400" calcext:value-type="float">
            <text:p>4715700040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47157000600" calcext:value-type="float">
            <text:p>47157000600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47157000700" calcext:value-type="float">
            <text:p>47157000700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47157000800" calcext:value-type="float">
            <text:p>47157000800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47157000900" calcext:value-type="float">
            <text:p>4715700090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47157001100" calcext:value-type="float">
            <text:p>4715700110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47157001200" calcext:value-type="float">
            <text:p>47157001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57001300" calcext:value-type="float">
            <text:p>47157001300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47157001400" calcext:value-type="float">
            <text:p>4715700140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47157001500" calcext:value-type="float">
            <text:p>47157001500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47157001600" calcext:value-type="float">
            <text:p>4715700160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7157001700" calcext:value-type="float">
            <text:p>4715700170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7157001900" calcext:value-type="float">
            <text:p>47157001900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47157002000" calcext:value-type="float">
            <text:p>4715700200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47157002100" calcext:value-type="float">
            <text:p>4715700210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7157002400" calcext:value-type="float">
            <text:p>47157002400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47157002500" calcext:value-type="float">
            <text:p>4715700250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47157002600" calcext:value-type="float">
            <text:p>47157002600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7157002700" calcext:value-type="float">
            <text:p>47157002700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47157002800" calcext:value-type="float">
            <text:p>47157002800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47157002900" calcext:value-type="float">
            <text:p>471570029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7157003000" calcext:value-type="float">
            <text:p>47157003000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7157003100" calcext:value-type="float">
            <text:p>47157003100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47157003200" calcext:value-type="float">
            <text:p>4715700320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47157003300" calcext:value-type="float">
            <text:p>4715700330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47157003400" calcext:value-type="float">
            <text:p>47157003400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47157003500" calcext:value-type="float">
            <text:p>4715700350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47157003600" calcext:value-type="float">
            <text:p>4715700360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7157003700" calcext:value-type="float">
            <text:p>4715700370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47157003800" calcext:value-type="float">
            <text:p>47157003800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47157003900" calcext:value-type="float">
            <text:p>471570039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157004200" calcext:value-type="float">
            <text:p>47157004200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7157004300" calcext:value-type="float">
            <text:p>47157004300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7157004500" calcext:value-type="float">
            <text:p>471570045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157004600" calcext:value-type="float">
            <text:p>47157004600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47157005000" calcext:value-type="float">
            <text:p>47157005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157005300" calcext:value-type="float">
            <text:p>47157005300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47157005500" calcext:value-type="float">
            <text:p>47157005500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47157005600" calcext:value-type="float">
            <text:p>47157005600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47157005700" calcext:value-type="float">
            <text:p>47157005700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47157005800" calcext:value-type="float">
            <text:p>47157005800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47157005900" calcext:value-type="float">
            <text:p>47157005900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47157006000" calcext:value-type="float">
            <text:p>47157006000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47157006200" calcext:value-type="float">
            <text:p>47157006200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47157006300" calcext:value-type="float">
            <text:p>4715700630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47157006400" calcext:value-type="float">
            <text:p>47157006400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7157006500" calcext:value-type="float">
            <text:p>4715700650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47157006600" calcext:value-type="float">
            <text:p>47157006600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47157006700" calcext:value-type="float">
            <text:p>47157006700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47157006800" calcext:value-type="float">
            <text:p>47157006800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47157006900" calcext:value-type="float">
            <text:p>4715700690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7157007000" calcext:value-type="float">
            <text:p>47157007000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47157007100" calcext:value-type="float">
            <text:p>4715700710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7157007200" calcext:value-type="float">
            <text:p>4715700720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47157007300" calcext:value-type="float">
            <text:p>47157007300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47157007400" calcext:value-type="float">
            <text:p>47157007400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47157007500" calcext:value-type="float">
            <text:p>47157007500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47157007810" calcext:value-type="float">
            <text:p>47157007810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47157007821" calcext:value-type="float">
            <text:p>47157007821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47157007822" calcext:value-type="float">
            <text:p>471570078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157007900" calcext:value-type="float">
            <text:p>4715700790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47157008000" calcext:value-type="float">
            <text:p>4715700800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08110" calcext:value-type="float">
            <text:p>47157008110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47157008120" calcext:value-type="float">
            <text:p>47157008120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47157008200" calcext:value-type="float">
            <text:p>47157008200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47157008500" calcext:value-type="float">
            <text:p>4715700850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7157008600" calcext:value-type="float">
            <text:p>4715700860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47157008700" calcext:value-type="float">
            <text:p>47157008700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47157008800" calcext:value-type="float">
            <text:p>47157008800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47157008900" calcext:value-type="float">
            <text:p>47157008900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47157009100" calcext:value-type="float">
            <text:p>47157009100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47157009200" calcext:value-type="float">
            <text:p>4715700920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47157009300" calcext:value-type="float">
            <text:p>47157009300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47157009400" calcext:value-type="float">
            <text:p>4715700940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47157009500" calcext:value-type="float">
            <text:p>4715700950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7157009600" calcext:value-type="float">
            <text:p>4715700960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7157009700" calcext:value-type="float">
            <text:p>47157009700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47157009800" calcext:value-type="float">
            <text:p>47157009800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47157009901" calcext:value-type="float">
            <text:p>47157009901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47157009902" calcext:value-type="float">
            <text:p>47157009902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47157010000" calcext:value-type="float">
            <text:p>47157010000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47157010110" calcext:value-type="float">
            <text:p>47157010110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47157010120" calcext:value-type="float">
            <text:p>47157010120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47157010210" calcext:value-type="float">
            <text:p>4715701021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47157010220" calcext:value-type="float">
            <text:p>47157010220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47157010300" calcext:value-type="float">
            <text:p>47157010300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47157010500" calcext:value-type="float">
            <text:p>4715701050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47157010610" calcext:value-type="float">
            <text:p>47157010610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47157010620" calcext:value-type="float">
            <text:p>47157010620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47157010630" calcext:value-type="float">
            <text:p>47157010630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47157010710" calcext:value-type="float">
            <text:p>47157010710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47157010720" calcext:value-type="float">
            <text:p>47157010720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47157010810" calcext:value-type="float">
            <text:p>47157010810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47157010820" calcext:value-type="float">
            <text:p>4715701082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11010" calcext:value-type="float">
            <text:p>47157011010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47157011020" calcext:value-type="float">
            <text:p>47157011020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47157011100" calcext:value-type="float">
            <text:p>4715701110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47157011200" calcext:value-type="float">
            <text:p>47157011200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47157011300" calcext:value-type="float">
            <text:p>4715701130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47157011400" calcext:value-type="float">
            <text:p>47157011400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47157011500" calcext:value-type="float">
            <text:p>47157011500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47157011600" calcext:value-type="float">
            <text:p>471570116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47157011700" calcext:value-type="float">
            <text:p>4715701170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47157011800" calcext:value-type="float">
            <text:p>47157011800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47157020101" calcext:value-type="float">
            <text:p>47157020101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47157020102" calcext:value-type="float">
            <text:p>4715702010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7157020210" calcext:value-type="float">
            <text:p>4715702021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7157020221" calcext:value-type="float">
            <text:p>4715702022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7157020222" calcext:value-type="float">
            <text:p>4715702022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47157020300" calcext:value-type="float">
            <text:p>4715702030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47157020400" calcext:value-type="float">
            <text:p>471570204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7157020511" calcext:value-type="float">
            <text:p>47157020511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47157020512" calcext:value-type="float">
            <text:p>4715702051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47157020521" calcext:value-type="float">
            <text:p>47157020521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47157020523" calcext:value-type="float">
            <text:p>4715702052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47157020524" calcext:value-type="float">
            <text:p>47157020524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47157020531" calcext:value-type="float">
            <text:p>47157020531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47157020532" calcext:value-type="float">
            <text:p>4715702053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20541" calcext:value-type="float">
            <text:p>47157020541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47157020542" calcext:value-type="float">
            <text:p>47157020542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47157020610" calcext:value-type="float">
            <text:p>47157020610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47157020621" calcext:value-type="float">
            <text:p>4715702062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47157020622" calcext:value-type="float">
            <text:p>4715702062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7157020632" calcext:value-type="float">
            <text:p>4715702063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7157020633" calcext:value-type="float">
            <text:p>4715702063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7157020634" calcext:value-type="float">
            <text:p>4715702063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47157020635" calcext:value-type="float">
            <text:p>4715702063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7157020642" calcext:value-type="float">
            <text:p>4715702064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7157020643" calcext:value-type="float">
            <text:p>4715702064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7157020644" calcext:value-type="float">
            <text:p>4715702064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7157020651" calcext:value-type="float">
            <text:p>4715702065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47157020652" calcext:value-type="float">
            <text:p>471570206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7157020700" calcext:value-type="float">
            <text:p>471570207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7157020810" calcext:value-type="float">
            <text:p>47157020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57020820" calcext:value-type="float">
            <text:p>4715702082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7157020831" calcext:value-type="float">
            <text:p>4715702083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7157020832" calcext:value-type="float">
            <text:p>4715702083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7157020900" calcext:value-type="float">
            <text:p>4715702090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7157021010" calcext:value-type="float">
            <text:p>4715702101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7157021020" calcext:value-type="float">
            <text:p>4715702102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7157021111" calcext:value-type="float">
            <text:p>4715702111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7157021112" calcext:value-type="float">
            <text:p>4715702111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47157021113" calcext:value-type="float">
            <text:p>4715702111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47157021121" calcext:value-type="float">
            <text:p>471570211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57021122" calcext:value-type="float">
            <text:p>4715702112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47157021124" calcext:value-type="float">
            <text:p>4715702112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7157021125" calcext:value-type="float">
            <text:p>47157021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157021126" calcext:value-type="float">
            <text:p>4715702112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7157021135" calcext:value-type="float">
            <text:p>4715702113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47157021136" calcext:value-type="float">
            <text:p>4715702113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7157021137" calcext:value-type="float">
            <text:p>4715702113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7157021138" calcext:value-type="float">
            <text:p>4715702113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7157021139" calcext:value-type="float">
            <text:p>4715702113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7157021140" calcext:value-type="float">
            <text:p>4715702114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47157021141" calcext:value-type="float">
            <text:p>4715702114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7157021142" calcext:value-type="float">
            <text:p>4715702114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157021311" calcext:value-type="float">
            <text:p>4715702131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7157021312" calcext:value-type="float">
            <text:p>4715702131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7157021320" calcext:value-type="float">
            <text:p>47157021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157021331" calcext:value-type="float">
            <text:p>471570213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57021333" calcext:value-type="float">
            <text:p>4715702133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7157021334" calcext:value-type="float">
            <text:p>47157021334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47157021341" calcext:value-type="float">
            <text:p>4715702134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7157021342" calcext:value-type="float">
            <text:p>4715702134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7157021351" calcext:value-type="float">
            <text:p>4715702135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7157021352" calcext:value-type="float">
            <text:p>4715702135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7157021353" calcext:value-type="float">
            <text:p>4715702135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7157021410" calcext:value-type="float">
            <text:p>471570214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7157021420" calcext:value-type="float">
            <text:p>4715702142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7157021430" calcext:value-type="float">
            <text:p>4715702143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157021510" calcext:value-type="float">
            <text:p>4715702151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7157021520" calcext:value-type="float">
            <text:p>4715702152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157021530" calcext:value-type="float">
            <text:p>4715702153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7157021540" calcext:value-type="float">
            <text:p>4715702154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7157021611" calcext:value-type="float">
            <text:p>471570216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57021612" calcext:value-type="float">
            <text:p>47157021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57021613" calcext:value-type="float">
            <text:p>4715702161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7157021620" calcext:value-type="float">
            <text:p>471570216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57021710" calcext:value-type="float">
            <text:p>4715702171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7157021721" calcext:value-type="float">
            <text:p>47157021721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47157021724" calcext:value-type="float">
            <text:p>47157021724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47157021725" calcext:value-type="float">
            <text:p>47157021725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47157021726" calcext:value-type="float">
            <text:p>4715702172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47157021731" calcext:value-type="float">
            <text:p>47157021731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47157021732" calcext:value-type="float">
            <text:p>47157021732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47157021741" calcext:value-type="float">
            <text:p>4715702174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47157021744" calcext:value-type="float">
            <text:p>4715702174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7157021745" calcext:value-type="float">
            <text:p>4715702174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7157021746" calcext:value-type="float">
            <text:p>4715702174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47157021747" calcext:value-type="float">
            <text:p>47157021747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47157021751" calcext:value-type="float">
            <text:p>4715702175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7157021752" calcext:value-type="float">
            <text:p>4715702175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7157021753" calcext:value-type="float">
            <text:p>4715702175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7157021754" calcext:value-type="float">
            <text:p>47157021754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47157021900" calcext:value-type="float">
            <text:p>47157021900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47157022022" calcext:value-type="float">
            <text:p>47157022022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47157022023" calcext:value-type="float">
            <text:p>471570220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47157022024" calcext:value-type="float">
            <text:p>47157022024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47157022111" calcext:value-type="float">
            <text:p>4715702211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47157022112" calcext:value-type="float">
            <text:p>47157022112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47157022121" calcext:value-type="float">
            <text:p>471570221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57022122" calcext:value-type="float">
            <text:p>4715702212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47157022130" calcext:value-type="float">
            <text:p>4715702213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7157022210" calcext:value-type="float">
            <text:p>47157022210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47157022220" calcext:value-type="float">
            <text:p>47157022220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47157022310" calcext:value-type="float">
            <text:p>4715702231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47157022321" calcext:value-type="float">
            <text:p>4715702232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47157022322" calcext:value-type="float">
            <text:p>4715702232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47157022330" calcext:value-type="float">
            <text:p>47157022330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47157022410" calcext:value-type="float">
            <text:p>4715702241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7157022500" calcext:value-type="float">
            <text:p>47157022500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47157022600" calcext:value-type="float">
            <text:p>47157022600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7157022700" calcext:value-type="float">
            <text:p>4715702270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980100" calcext:value-type="float">
            <text:p>47157980100</text:p>
          </table:table-cell>
          <table:table-cell office:value-type="float" office:value="78.9" calcext:value-type="float">
            <text:p>78.9</text:p>
          </table:table-cell>
        </table:table-row>
      </table:table>
      <table:named-expressions/>
      <table:database-ranges>
        <table:database-range table:name="__Anonymous_Sheet_DB__0" table:target-range-address="'ACSST5Y2018.S1701_data_with_overlays_2020-09-17T184401'.A1:'ACSST5Y2018.S1701_data_with_overlays_2020-09-17T184401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7:47:04.662394688</dc:date>
    <meta:editing-duration>PT2M13S</meta:editing-duration>
    <meta:editing-cycles>2</meta:editing-cycles>
    <meta:generator>LibreOffice/6.4.6.2$Linux_X86_64 LibreOffice_project/40$Build-2</meta:generator>
    <meta:document-statistic meta:table-count="1" meta:cell-count="436" meta:object-count="0"/>
  </office:meta>
</office:document-meta>
</file>